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6_01_06_scalability_rexi_fd_-_summary_time_a1_n0128_run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TI Threads vs. simulation time N^2=128^2, DT=50, A=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TY number of threads (compac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ads\SimType</text:p>
          </table:table-cell>
          <table:table-cell office:value-type="string" calcext:value-type="string">
            <text:p>nr_fd_cart_cgrid</text:p>
          </table:table-cell>
          <table:table-cell office:value-type="string" calcext:value-type="string">
            <text:p>rexi_fd_m2048</text:p>
          </table:table-cell>
          <table:table-cell office:value-type="string" calcext:value-type="string">
            <text:p>rexi_fd_par_m2048</text:p>
          </table:table-cell>
          <table:table-cell office:value-type="string" calcext:value-type="string">
            <text:p>rexi_fd_m4096</text:p>
          </table:table-cell>
          <table:table-cell office:value-type="string" calcext:value-type="string">
            <text:p>rexi_fd_par_m4096</text:p>
          </table:table-cell>
          <table:table-cell office:value-type="string" calcext:value-type="string">
            <text:p>rexi_fd_m8192</text:p>
          </table:table-cell>
          <table:table-cell office:value-type="string" calcext:value-type="string">
            <text:p>rexi_fd_par_m8192</text:p>
          </table:table-cell>
        </table:table-row>
        <table:table-row table:style-name="ro1">
          <table:table-cell office:value-type="string" calcext:value-type="string">
            <text:p>1 cores (1 ranks / 1 threads)</text:p>
          </table:table-cell>
          <table:table-cell office:value-type="float" office:value="330.971865" calcext:value-type="float">
            <text:p>330.971865</text:p>
          </table:table-cell>
          <table:table-cell office:value-type="float" office:value="28.489871" calcext:value-type="float">
            <text:p>28.489871</text:p>
          </table:table-cell>
          <table:table-cell office:value-type="float" office:value="28.362504" calcext:value-type="float">
            <text:p>28.362504</text:p>
          </table:table-cell>
          <table:table-cell office:value-type="float" office:value="56.283689" calcext:value-type="float">
            <text:p>56.283689</text:p>
          </table:table-cell>
          <table:table-cell office:value-type="float" office:value="57.38964" calcext:value-type="float">
            <text:p>57.38964</text:p>
          </table:table-cell>
          <table:table-cell office:value-type="float" office:value="112.274079" calcext:value-type="float">
            <text:p>112.274079</text:p>
          </table:table-cell>
          <table:table-cell office:value-type="float" office:value="113.226044" calcext:value-type="float">
            <text:p>113.226044</text:p>
          </table:table-cell>
        </table:table-row>
        <table:table-row table:style-name="ro1">
          <table:table-cell office:value-type="string" calcext:value-type="string">
            <text:p>2 cores (2 ranks / 1 threads)</text:p>
          </table:table-cell>
          <table:table-cell office:value-type="string" calcext:value-type="string">
            <text:p>-</text:p>
          </table:table-cell>
          <table:table-cell office:value-type="float" office:value="14.281701" calcext:value-type="float">
            <text:p>14.281701</text:p>
          </table:table-cell>
          <table:table-cell office:value-type="float" office:value="14.369596" calcext:value-type="float">
            <text:p>14.369596</text:p>
          </table:table-cell>
          <table:table-cell office:value-type="float" office:value="28.42072" calcext:value-type="float">
            <text:p>28.42072</text:p>
          </table:table-cell>
          <table:table-cell office:value-type="float" office:value="28.497744" calcext:value-type="float">
            <text:p>28.497744</text:p>
          </table:table-cell>
          <table:table-cell office:value-type="float" office:value="56.972138" calcext:value-type="float">
            <text:p>56.972138</text:p>
          </table:table-cell>
          <table:table-cell office:value-type="float" office:value="56.961462" calcext:value-type="float">
            <text:p>56.961462</text:p>
          </table:table-cell>
        </table:table-row>
        <table:table-row table:style-name="ro1">
          <table:table-cell office:value-type="string" calcext:value-type="string">
            <text:p>4 cores (4 ranks / 1 threads)</text:p>
          </table:table-cell>
          <table:table-cell office:value-type="string" calcext:value-type="string">
            <text:p>-</text:p>
          </table:table-cell>
          <table:table-cell office:value-type="float" office:value="7.386318" calcext:value-type="float">
            <text:p>7.386318</text:p>
          </table:table-cell>
          <table:table-cell office:value-type="float" office:value="7.429746" calcext:value-type="float">
            <text:p>7.429746</text:p>
          </table:table-cell>
          <table:table-cell office:value-type="float" office:value="14.978479" calcext:value-type="float">
            <text:p>14.978479</text:p>
          </table:table-cell>
          <table:table-cell office:value-type="float" office:value="14.69779" calcext:value-type="float">
            <text:p>14.69779</text:p>
          </table:table-cell>
          <table:table-cell office:value-type="float" office:value="29.138911" calcext:value-type="float">
            <text:p>29.138911</text:p>
          </table:table-cell>
          <table:table-cell office:value-type="float" office:value="29.116392" calcext:value-type="float">
            <text:p>29.116392</text:p>
          </table:table-cell>
        </table:table-row>
        <table:table-row table:style-name="ro1">
          <table:table-cell office:value-type="string" calcext:value-type="string">
            <text:p>8 cores (8 ranks / 1 threads)</text:p>
          </table:table-cell>
          <table:table-cell office:value-type="string" calcext:value-type="string">
            <text:p>-</text:p>
          </table:table-cell>
          <table:table-cell office:value-type="float" office:value="4.117117" calcext:value-type="float">
            <text:p>4.117117</text:p>
          </table:table-cell>
          <table:table-cell office:value-type="float" office:value="4.169165" calcext:value-type="float">
            <text:p>4.169165</text:p>
          </table:table-cell>
          <table:table-cell office:value-type="float" office:value="8.33817" calcext:value-type="float">
            <text:p>8.33817</text:p>
          </table:table-cell>
          <table:table-cell office:value-type="float" office:value="8.291547" calcext:value-type="float">
            <text:p>8.291547</text:p>
          </table:table-cell>
          <table:table-cell office:value-type="float" office:value="16.5468" calcext:value-type="float">
            <text:p>16.5468</text:p>
          </table:table-cell>
          <table:table-cell office:value-type="float" office:value="16.846315" calcext:value-type="float">
            <text:p>16.846315</text:p>
          </table:table-cell>
        </table:table-row>
        <table:table-row table:style-name="ro1">
          <table:table-cell office:value-type="string" calcext:value-type="string">
            <text:p>14 cores (14 ranks / 1 threads)</text:p>
          </table:table-cell>
          <table:table-cell office:value-type="string" calcext:value-type="string">
            <text:p>-</text:p>
          </table:table-cell>
          <table:table-cell office:value-type="float" office:value="2.593045" calcext:value-type="float">
            <text:p>2.593045</text:p>
          </table:table-cell>
          <table:table-cell office:value-type="float" office:value="2.632116" calcext:value-type="float">
            <text:p>2.632116</text:p>
          </table:table-cell>
          <table:table-cell office:value-type="float" office:value="5.145808" calcext:value-type="float">
            <text:p>5.145808</text:p>
          </table:table-cell>
          <table:table-cell office:value-type="float" office:value="5.104433" calcext:value-type="float">
            <text:p>5.104433</text:p>
          </table:table-cell>
          <table:table-cell office:value-type="float" office:value="10.203214" calcext:value-type="float">
            <text:p>10.203214</text:p>
          </table:table-cell>
          <table:table-cell office:value-type="float" office:value="10.092991" calcext:value-type="float">
            <text:p>10.092991</text:p>
          </table:table-cell>
        </table:table-row>
        <table:table-row table:style-name="ro1">
          <table:table-cell office:value-type="string" calcext:value-type="string">
            <text:p>28 cores (28 ranks / 1 threads)</text:p>
          </table:table-cell>
          <table:table-cell office:value-type="string" calcext:value-type="string">
            <text:p>-</text:p>
          </table:table-cell>
          <table:table-cell office:value-type="float" office:value="2.099845" calcext:value-type="float">
            <text:p>2.099845</text:p>
          </table:table-cell>
          <table:table-cell office:value-type="float" office:value="2.081787" calcext:value-type="float">
            <text:p>2.081787</text:p>
          </table:table-cell>
          <table:table-cell office:value-type="float" office:value="4.124812" calcext:value-type="float">
            <text:p>4.124812</text:p>
          </table:table-cell>
          <table:table-cell office:value-type="float" office:value="4.107958" calcext:value-type="float">
            <text:p>4.107958</text:p>
          </table:table-cell>
          <table:table-cell office:value-type="float" office:value="8.064647" calcext:value-type="float">
            <text:p>8.064647</text:p>
          </table:table-cell>
          <table:table-cell office:value-type="float" office:value="8.149861" calcext:value-type="float">
            <text:p>8.149861</text:p>
          </table:table-cell>
        </table:table-row>
        <table:table-row table:style-name="ro1">
          <table:table-cell office:value-type="string" calcext:value-type="string">
            <text:p>56 cores (56 ranks / 1 threads)</text:p>
          </table:table-cell>
          <table:table-cell office:value-type="string" calcext:value-type="string">
            <text:p>-</text:p>
          </table:table-cell>
          <table:table-cell office:value-type="float" office:value="1.075296" calcext:value-type="float">
            <text:p>1.075296</text:p>
          </table:table-cell>
          <table:table-cell office:value-type="float" office:value="1.080055" calcext:value-type="float">
            <text:p>1.080055</text:p>
          </table:table-cell>
          <table:table-cell office:value-type="float" office:value="2.115276" calcext:value-type="float">
            <text:p>2.115276</text:p>
          </table:table-cell>
          <table:table-cell office:value-type="float" office:value="2.12344" calcext:value-type="float">
            <text:p>2.12344</text:p>
          </table:table-cell>
          <table:table-cell office:value-type="float" office:value="4.144991" calcext:value-type="float">
            <text:p>4.144991</text:p>
          </table:table-cell>
          <table:table-cell office:value-type="float" office:value="4.189852" calcext:value-type="float">
            <text:p>4.189852</text:p>
          </table:table-cell>
        </table:table-row>
        <table:table-row table:style-name="ro1">
          <table:table-cell office:value-type="string" calcext:value-type="string">
            <text:p>112 cores (112 ranks / 1 threads)</text:p>
          </table:table-cell>
          <table:table-cell office:value-type="string" calcext:value-type="string">
            <text:p>-</text:p>
          </table:table-cell>
          <table:table-cell office:value-type="float" office:value="0.585787" calcext:value-type="float">
            <text:p>0.585787</text:p>
          </table:table-cell>
          <table:table-cell office:value-type="float" office:value="0.635268" calcext:value-type="float">
            <text:p>0.635268</text:p>
          </table:table-cell>
          <table:table-cell office:value-type="float" office:value="1.122854" calcext:value-type="float">
            <text:p>1.122854</text:p>
          </table:table-cell>
          <table:table-cell office:value-type="float" office:value="1.091096" calcext:value-type="float">
            <text:p>1.091096</text:p>
          </table:table-cell>
          <table:table-cell office:value-type="float" office:value="2.151793" calcext:value-type="float">
            <text:p>2.151793</text:p>
          </table:table-cell>
          <table:table-cell office:value-type="float" office:value="2.161653" calcext:value-type="float">
            <text:p>2.161653</text:p>
          </table:table-cell>
        </table:table-row>
        <table:table-row table:style-name="ro1">
          <table:table-cell office:value-type="string" calcext:value-type="string">
            <text:p>224 cores (224 ranks / 1 threads)</text:p>
          </table:table-cell>
          <table:table-cell office:value-type="string" calcext:value-type="string">
            <text:p>-</text:p>
          </table:table-cell>
          <table:table-cell office:value-type="float" office:value="0.428756" calcext:value-type="float">
            <text:p>0.428756</text:p>
          </table:table-cell>
          <table:table-cell office:value-type="float" office:value="0.402342" calcext:value-type="float">
            <text:p>0.402342</text:p>
          </table:table-cell>
          <table:table-cell office:value-type="float" office:value="0.625888" calcext:value-type="float">
            <text:p>0.625888</text:p>
          </table:table-cell>
          <table:table-cell office:value-type="float" office:value="0.716677" calcext:value-type="float">
            <text:p>0.716677</text:p>
          </table:table-cell>
          <table:table-cell office:value-type="float" office:value="1.188567" calcext:value-type="float">
            <text:p>1.188567</text:p>
          </table:table-cell>
          <table:table-cell office:value-type="float" office:value="1.137069" calcext:value-type="float">
            <text:p>1.137069</text:p>
          </table:table-cell>
        </table:table-row>
        <table:table-row table:style-name="ro1">
          <table:table-cell office:value-type="string" calcext:value-type="string">
            <text:p>448 cores (448 ranks / 1 threads)</text:p>
          </table:table-cell>
          <table:table-cell office:value-type="string" calcext:value-type="string">
            <text:p>-</text:p>
          </table:table-cell>
          <table:table-cell office:value-type="float" office:value="0.27674" calcext:value-type="float">
            <text:p>0.27674</text:p>
          </table:table-cell>
          <table:table-cell office:value-type="float" office:value="0.275574" calcext:value-type="float">
            <text:p>0.275574</text:p>
          </table:table-cell>
          <table:table-cell office:value-type="float" office:value="0.354443" calcext:value-type="float">
            <text:p>0.354443</text:p>
          </table:table-cell>
          <table:table-cell office:value-type="float" office:value="0.408527" calcext:value-type="float">
            <text:p>0.408527</text:p>
          </table:table-cell>
          <table:table-cell office:value-type="float" office:value="0.654861" calcext:value-type="float">
            <text:p>0.654861</text:p>
          </table:table-cell>
          <table:table-cell office:value-type="float" office:value="0.638753" calcext:value-type="float">
            <text:p>0.638753</text:p>
          </table:table-cell>
        </table:table-row>
        <table:table-row table:style-name="ro1">
          <table:table-cell office:value-type="string" calcext:value-type="string">
            <text:p>896 cores (896 ranks / 1 threads)</text:p>
          </table:table-cell>
          <table:table-cell office:value-type="string" calcext:value-type="string">
            <text:p>-</text:p>
          </table:table-cell>
          <table:table-cell office:value-type="float" office:value="0.271561" calcext:value-type="float">
            <text:p>0.271561</text:p>
          </table:table-cell>
          <table:table-cell office:value-type="float" office:value="0.179722" calcext:value-type="float">
            <text:p>0.179722</text:p>
          </table:table-cell>
          <table:table-cell office:value-type="float" office:value="0.228766" calcext:value-type="float">
            <text:p>0.228766</text:p>
          </table:table-cell>
          <table:table-cell office:value-type="float" office:value="0.292221" calcext:value-type="float">
            <text:p>0.292221</text:p>
          </table:table-cell>
          <table:table-cell office:value-type="float" office:value="0.446231" calcext:value-type="float">
            <text:p>0.446231</text:p>
          </table:table-cell>
          <table:table-cell office:value-type="float" office:value="0.403339" calcext:value-type="float">
            <text:p>0.403339</text:p>
          </table:table-cell>
        </table:table-row>
        <table:table-row table:style-name="ro1">
          <table:table-cell office:value-type="string" calcext:value-type="string">
            <text:p>1792 cores (1792 ranks / 1 threads)</text:p>
          </table:table-cell>
          <table:table-cell office:value-type="string" calcext:value-type="string">
            <text:p>-</text:p>
          </table:table-cell>
          <table:table-cell office:value-type="float" office:value="0.216311" calcext:value-type="float">
            <text:p>0.216311</text:p>
          </table:table-cell>
          <table:table-cell office:value-type="float" office:value="0.17988" calcext:value-type="float">
            <text:p>0.17988</text:p>
          </table:table-cell>
          <table:table-cell office:value-type="float" office:value="0.253233" calcext:value-type="float">
            <text:p>0.253233</text:p>
          </table:table-cell>
          <table:table-cell office:value-type="float" office:value="0.234059" calcext:value-type="float">
            <text:p>0.234059</text:p>
          </table:table-cell>
          <table:table-cell office:value-type="float" office:value="0.295461" calcext:value-type="float">
            <text:p>0.295461</text:p>
          </table:table-cell>
          <table:table-cell office:value-type="float" office:value="0.360564" calcext:value-type="float">
            <text:p>0.360564</text:p>
          </table:table-cell>
        </table:table-row>
        <table:table-row table:style-name="ro1">
          <table:table-cell office:value-type="string" calcext:value-type="string">
            <text:p>3456 cores (3456 ranks / 1 threads)</text:p>
          </table:table-cell>
          <table:table-cell office:value-type="string" calcext:value-type="string">
            <text:p>-</text:p>
          </table:table-cell>
          <table:table-cell office:value-type="float" office:value="0.177843" calcext:value-type="float">
            <text:p>0.177843</text:p>
          </table:table-cell>
          <table:table-cell office:value-type="float" office:value="0.176534" calcext:value-type="float">
            <text:p>0.176534</text:p>
          </table:table-cell>
          <table:table-cell office:value-type="float" office:value="0.304133" calcext:value-type="float">
            <text:p>0.304133</text:p>
          </table:table-cell>
          <table:table-cell office:value-type="float" office:value="0.249543" calcext:value-type="float">
            <text:p>0.249543</text:p>
          </table:table-cell>
          <table:table-cell office:value-type="float" office:value="0.723303" calcext:value-type="float">
            <text:p>0.723303</text:p>
          </table:table-cell>
          <table:table-cell office:value-type="float" office:value="0.22868" calcext:value-type="float">
            <text:p>0.22868</text:p>
          </table:table-cell>
        </table:table-row>
        <table:table-row table:style-name="ro1">
          <table:table-cell office:value-type="string" calcext:value-type="string">
            <text:p>2 cores (1 ranks / 2 threads)</text:p>
          </table:table-cell>
          <table:table-cell office:value-type="float" office:value="126.363259" calcext:value-type="float">
            <text:p>126.363259</text:p>
          </table:table-cell>
          <table:table-cell office:value-type="float" office:value="17.027149" calcext:value-type="float">
            <text:p>17.027149</text:p>
          </table:table-cell>
          <table:table-cell office:value-type="float" office:value="15.21794" calcext:value-type="float">
            <text:p>15.21794</text:p>
          </table:table-cell>
          <table:table-cell office:value-type="float" office:value="33.457274" calcext:value-type="float">
            <text:p>33.457274</text:p>
          </table:table-cell>
          <table:table-cell office:value-type="float" office:value="30.420194" calcext:value-type="float">
            <text:p>30.420194</text:p>
          </table:table-cell>
          <table:table-cell office:value-type="float" office:value="67.439745" calcext:value-type="float">
            <text:p>67.439745</text:p>
          </table:table-cell>
          <table:table-cell office:value-type="float" office:value="61.077674" calcext:value-type="float">
            <text:p>61.077674</text:p>
          </table:table-cell>
        </table:table-row>
        <table:table-row table:style-name="ro1">
          <table:table-cell office:value-type="string" calcext:value-type="string">
            <text:p>4 cores (2 ranks / 2 threads)</text:p>
          </table:table-cell>
          <table:table-cell office:value-type="string" calcext:value-type="string">
            <text:p>-</text:p>
          </table:table-cell>
          <table:table-cell office:value-type="float" office:value="7.026218" calcext:value-type="float">
            <text:p>7.026218</text:p>
          </table:table-cell>
          <table:table-cell office:value-type="float" office:value="7.985068" calcext:value-type="float">
            <text:p>7.985068</text:p>
          </table:table-cell>
          <table:table-cell office:value-type="float" office:value="13.944495" calcext:value-type="float">
            <text:p>13.944495</text:p>
          </table:table-cell>
          <table:table-cell office:value-type="float" office:value="15.826958" calcext:value-type="float">
            <text:p>15.826958</text:p>
          </table:table-cell>
          <table:table-cell office:value-type="float" office:value="27.784488" calcext:value-type="float">
            <text:p>27.784488</text:p>
          </table:table-cell>
          <table:table-cell office:value-type="float" office:value="31.400491" calcext:value-type="float">
            <text:p>31.400491</text:p>
          </table:table-cell>
        </table:table-row>
        <table:table-row table:style-name="ro1">
          <table:table-cell office:value-type="string" calcext:value-type="string">
            <text:p>8 cores (4 ranks / 2 threads)</text:p>
          </table:table-cell>
          <table:table-cell office:value-type="string" calcext:value-type="string">
            <text:p>-</text:p>
          </table:table-cell>
          <table:table-cell office:value-type="float" office:value="3.842723" calcext:value-type="float">
            <text:p>3.842723</text:p>
          </table:table-cell>
          <table:table-cell office:value-type="float" office:value="4.351186" calcext:value-type="float">
            <text:p>4.351186</text:p>
          </table:table-cell>
          <table:table-cell office:value-type="float" office:value="7.606794" calcext:value-type="float">
            <text:p>7.606794</text:p>
          </table:table-cell>
          <table:table-cell office:value-type="float" office:value="8.669986" calcext:value-type="float">
            <text:p>8.669986</text:p>
          </table:table-cell>
          <table:table-cell office:value-type="float" office:value="15.088467" calcext:value-type="float">
            <text:p>15.088467</text:p>
          </table:table-cell>
          <table:table-cell office:value-type="float" office:value="17.080762" calcext:value-type="float">
            <text:p>17.080762</text:p>
          </table:table-cell>
        </table:table-row>
        <table:table-row table:style-name="ro1">
          <table:table-cell office:value-type="string" calcext:value-type="string">
            <text:p>16 cores (8 ranks / 2 threads)</text:p>
          </table:table-cell>
          <table:table-cell office:value-type="string" calcext:value-type="string">
            <text:p>-</text:p>
          </table:table-cell>
          <table:table-cell office:value-type="float" office:value="2.442915" calcext:value-type="float">
            <text:p>2.442915</text:p>
          </table:table-cell>
          <table:table-cell office:value-type="float" office:value="2.854659" calcext:value-type="float">
            <text:p>2.854659</text:p>
          </table:table-cell>
          <table:table-cell office:value-type="float" office:value="4.846959" calcext:value-type="float">
            <text:p>4.846959</text:p>
          </table:table-cell>
          <table:table-cell office:value-type="float" office:value="5.476762" calcext:value-type="float">
            <text:p>5.476762</text:p>
          </table:table-cell>
          <table:table-cell office:value-type="float" office:value="9.611853" calcext:value-type="float">
            <text:p>9.611853</text:p>
          </table:table-cell>
          <table:table-cell office:value-type="float" office:value="10.420012" calcext:value-type="float">
            <text:p>10.420012</text:p>
          </table:table-cell>
        </table:table-row>
        <table:table-row table:style-name="ro1">
          <table:table-cell office:value-type="string" calcext:value-type="string">
            <text:p>28 cores (14 ranks / 2 threads)</text:p>
          </table:table-cell>
          <table:table-cell office:value-type="string" calcext:value-type="string">
            <text:p>-</text:p>
          </table:table-cell>
          <table:table-cell office:value-type="float" office:value="1.46713" calcext:value-type="float">
            <text:p>1.46713</text:p>
          </table:table-cell>
          <table:table-cell office:value-type="float" office:value="2.163036" calcext:value-type="float">
            <text:p>2.163036</text:p>
          </table:table-cell>
          <table:table-cell office:value-type="float" office:value="2.875144" calcext:value-type="float">
            <text:p>2.875144</text:p>
          </table:table-cell>
          <table:table-cell office:value-type="float" office:value="3.939036" calcext:value-type="float">
            <text:p>3.939036</text:p>
          </table:table-cell>
          <table:table-cell office:value-type="float" office:value="5.576317" calcext:value-type="float">
            <text:p>5.576317</text:p>
          </table:table-cell>
          <table:table-cell office:value-type="float" office:value="7.807874" calcext:value-type="float">
            <text:p>7.807874</text:p>
          </table:table-cell>
        </table:table-row>
        <table:table-row table:style-name="ro1">
          <table:table-cell office:value-type="string" calcext:value-type="string">
            <text:p>56 cores (28 ranks / 2 threads)</text:p>
          </table:table-cell>
          <table:table-cell office:value-type="string" calcext:value-type="string">
            <text:p>-</text:p>
          </table:table-cell>
          <table:table-cell office:value-type="float" office:value="0.782419" calcext:value-type="float">
            <text:p>0.782419</text:p>
          </table:table-cell>
          <table:table-cell office:value-type="float" office:value="1.121959" calcext:value-type="float">
            <text:p>1.121959</text:p>
          </table:table-cell>
          <table:table-cell office:value-type="float" office:value="1.450995" calcext:value-type="float">
            <text:p>1.450995</text:p>
          </table:table-cell>
          <table:table-cell office:value-type="float" office:value="2.160919" calcext:value-type="float">
            <text:p>2.160919</text:p>
          </table:table-cell>
          <table:table-cell office:value-type="float" office:value="2.874223" calcext:value-type="float">
            <text:p>2.874223</text:p>
          </table:table-cell>
          <table:table-cell office:value-type="float" office:value="4.161197" calcext:value-type="float">
            <text:p>4.161197</text:p>
          </table:table-cell>
        </table:table-row>
        <table:table-row table:style-name="ro1">
          <table:table-cell office:value-type="string" calcext:value-type="string">
            <text:p>112 cores (56 ranks / 2 threads)</text:p>
          </table:table-cell>
          <table:table-cell office:value-type="string" calcext:value-type="string">
            <text:p>-</text:p>
          </table:table-cell>
          <table:table-cell office:value-type="float" office:value="0.417722" calcext:value-type="float">
            <text:p>0.417722</text:p>
          </table:table-cell>
          <table:table-cell office:value-type="float" office:value="0.668506" calcext:value-type="float">
            <text:p>0.668506</text:p>
          </table:table-cell>
          <table:table-cell office:value-type="float" office:value="0.776582" calcext:value-type="float">
            <text:p>0.776582</text:p>
          </table:table-cell>
          <table:table-cell office:value-type="float" office:value="1.173014" calcext:value-type="float">
            <text:p>1.173014</text:p>
          </table:table-cell>
          <table:table-cell office:value-type="float" office:value="1.51974" calcext:value-type="float">
            <text:p>1.51974</text:p>
          </table:table-cell>
          <table:table-cell office:value-type="float" office:value="2.240865" calcext:value-type="float">
            <text:p>2.240865</text:p>
          </table:table-cell>
        </table:table-row>
        <table:table-row table:style-name="ro1">
          <table:table-cell office:value-type="string" calcext:value-type="string">
            <text:p>224 cores (112 ranks / 2 threads)</text:p>
          </table:table-cell>
          <table:table-cell office:value-type="string" calcext:value-type="string">
            <text:p>-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358205" calcext:value-type="float">
            <text:p>0.358205</text:p>
          </table:table-cell>
          <table:table-cell office:value-type="float" office:value="0.420599" calcext:value-type="float">
            <text:p>0.420599</text:p>
          </table:table-cell>
          <table:table-cell office:value-type="float" office:value="0.637527" calcext:value-type="float">
            <text:p>0.637527</text:p>
          </table:table-cell>
          <table:table-cell office:value-type="float" office:value="0.825532" calcext:value-type="float">
            <text:p>0.825532</text:p>
          </table:table-cell>
          <table:table-cell office:value-type="float" office:value="1.120453" calcext:value-type="float">
            <text:p>1.120453</text:p>
          </table:table-cell>
        </table:table-row>
        <table:table-row table:style-name="ro1">
          <table:table-cell office:value-type="string" calcext:value-type="string">
            <text:p>448 cores (224 ranks / 2 threads)</text:p>
          </table:table-cell>
          <table:table-cell office:value-type="string" calcext:value-type="string">
            <text:p>-</text:p>
          </table:table-cell>
          <table:table-cell office:value-type="float" office:value="0.204699" calcext:value-type="float">
            <text:p>0.204699</text:p>
          </table:table-cell>
          <table:table-cell office:value-type="float" office:value="0.253344" calcext:value-type="float">
            <text:p>0.253344</text:p>
          </table:table-cell>
          <table:table-cell office:value-type="float" office:value="0.298249" calcext:value-type="float">
            <text:p>0.298249</text:p>
          </table:table-cell>
          <table:table-cell office:value-type="float" office:value="0.409292" calcext:value-type="float">
            <text:p>0.409292</text:p>
          </table:table-cell>
          <table:table-cell office:value-type="float" office:value="0.488608" calcext:value-type="float">
            <text:p>0.488608</text:p>
          </table:table-cell>
          <table:table-cell office:value-type="float" office:value="0.676442" calcext:value-type="float">
            <text:p>0.676442</text:p>
          </table:table-cell>
        </table:table-row>
        <table:table-row table:style-name="ro1">
          <table:table-cell office:value-type="string" calcext:value-type="string">
            <text:p>896 cores (448 ranks / 2 threads)</text:p>
          </table:table-cell>
          <table:table-cell office:value-type="string" calcext:value-type="string">
            <text:p>-</text:p>
          </table:table-cell>
          <table:table-cell office:value-type="float" office:value="0.147216" calcext:value-type="float">
            <text:p>0.147216</text:p>
          </table:table-cell>
          <table:table-cell office:value-type="float" office:value="0.236107" calcext:value-type="float">
            <text:p>0.236107</text:p>
          </table:table-cell>
          <table:table-cell office:value-type="float" office:value="0.232596" calcext:value-type="float">
            <text:p>0.232596</text:p>
          </table:table-cell>
          <table:table-cell office:value-type="float" office:value="0.328541" calcext:value-type="float">
            <text:p>0.328541</text:p>
          </table:table-cell>
          <table:table-cell office:value-type="float" office:value="0.337945" calcext:value-type="float">
            <text:p>0.337945</text:p>
          </table:table-cell>
          <table:table-cell office:value-type="float" office:value="0.427378" calcext:value-type="float">
            <text:p>0.427378</text:p>
          </table:table-cell>
        </table:table-row>
        <table:table-row table:style-name="ro1">
          <table:table-cell office:value-type="string" calcext:value-type="string">
            <text:p>1792 cores (896 ranks / 2 threads)</text:p>
          </table:table-cell>
          <table:table-cell office:value-type="string" calcext:value-type="string">
            <text:p>-</text:p>
          </table:table-cell>
          <table:table-cell office:value-type="float" office:value="0.155039" calcext:value-type="float">
            <text:p>0.155039</text:p>
          </table:table-cell>
          <table:table-cell office:value-type="float" office:value="0.228484" calcext:value-type="float">
            <text:p>0.228484</text:p>
          </table:table-cell>
          <table:table-cell office:value-type="float" office:value="0.202472" calcext:value-type="float">
            <text:p>0.202472</text:p>
          </table:table-cell>
          <table:table-cell office:value-type="float" office:value="0.275477" calcext:value-type="float">
            <text:p>0.275477</text:p>
          </table:table-cell>
          <table:table-cell office:value-type="float" office:value="0.249336" calcext:value-type="float">
            <text:p>0.249336</text:p>
          </table:table-cell>
          <table:table-cell office:value-type="float" office:value="0.296204" calcext:value-type="float">
            <text:p>0.296204</text:p>
          </table:table-cell>
        </table:table-row>
        <table:table-row table:style-name="ro1">
          <table:table-cell office:value-type="string" calcext:value-type="string">
            <text:p>3584 cores (1792 ranks / 2 threads)</text:p>
          </table:table-cell>
          <table:table-cell office:value-type="string" calcext:value-type="string">
            <text:p>-</text:p>
          </table:table-cell>
          <table:table-cell office:value-type="float" office:value="0.17777" calcext:value-type="float">
            <text:p>0.17777</text:p>
          </table:table-cell>
          <table:table-cell office:value-type="float" office:value="0.207484" calcext:value-type="float">
            <text:p>0.207484</text:p>
          </table:table-cell>
          <table:table-cell office:value-type="float" office:value="0.228413" calcext:value-type="float">
            <text:p>0.228413</text:p>
          </table:table-cell>
          <table:table-cell office:value-type="float" office:value="0.20869" calcext:value-type="float">
            <text:p>0.20869</text:p>
          </table:table-cell>
          <table:table-cell office:value-type="float" office:value="0.258974" calcext:value-type="float">
            <text:p>0.258974</text:p>
          </table:table-cell>
          <table:table-cell office:value-type="float" office:value="0.355523" calcext:value-type="float">
            <text:p>0.355523</text:p>
          </table:table-cell>
        </table:table-row>
        <table:table-row table:style-name="ro1">
          <table:table-cell office:value-type="string" calcext:value-type="string">
            <text:p>4 cores (1 ranks / 4 threads)</text:p>
          </table:table-cell>
          <table:table-cell office:value-type="float" office:value="72.631967" calcext:value-type="float">
            <text:p>72.631967</text:p>
          </table:table-cell>
          <table:table-cell office:value-type="float" office:value="9.837117" calcext:value-type="float">
            <text:p>9.837117</text:p>
          </table:table-cell>
          <table:table-cell office:value-type="float" office:value="7.777865" calcext:value-type="float">
            <text:p>7.777865</text:p>
          </table:table-cell>
          <table:table-cell office:value-type="float" office:value="19.465275" calcext:value-type="float">
            <text:p>19.465275</text:p>
          </table:table-cell>
          <table:table-cell office:value-type="float" office:value="15.683821" calcext:value-type="float">
            <text:p>15.683821</text:p>
          </table:table-cell>
          <table:table-cell office:value-type="float" office:value="38.506601" calcext:value-type="float">
            <text:p>38.506601</text:p>
          </table:table-cell>
          <table:table-cell office:value-type="float" office:value="31.68803" calcext:value-type="float">
            <text:p>31.68803</text:p>
          </table:table-cell>
        </table:table-row>
        <table:table-row table:style-name="ro1">
          <table:table-cell office:value-type="string" calcext:value-type="string">
            <text:p>8 cores (2 ranks / 4 threads)</text:p>
          </table:table-cell>
          <table:table-cell office:value-type="string" calcext:value-type="string">
            <text:p>-</text:p>
          </table:table-cell>
          <table:table-cell office:value-type="float" office:value="3.996286" calcext:value-type="float">
            <text:p>3.996286</text:p>
          </table:table-cell>
          <table:table-cell office:value-type="float" office:value="4.739987" calcext:value-type="float">
            <text:p>4.739987</text:p>
          </table:table-cell>
          <table:table-cell office:value-type="float" office:value="7.878464" calcext:value-type="float">
            <text:p>7.878464</text:p>
          </table:table-cell>
          <table:table-cell office:value-type="float" office:value="9.25178" calcext:value-type="float">
            <text:p>9.25178</text:p>
          </table:table-cell>
          <table:table-cell office:value-type="float" office:value="15.693283" calcext:value-type="float">
            <text:p>15.693283</text:p>
          </table:table-cell>
          <table:table-cell office:value-type="float" office:value="18.62469" calcext:value-type="float">
            <text:p>18.62469</text:p>
          </table:table-cell>
        </table:table-row>
        <table:table-row table:style-name="ro1">
          <table:table-cell office:value-type="string" calcext:value-type="string">
            <text:p>16 cores (4 ranks / 4 threads)</text:p>
          </table:table-cell>
          <table:table-cell office:value-type="string" calcext:value-type="string">
            <text:p>-</text:p>
          </table:table-cell>
          <table:table-cell office:value-type="float" office:value="2.056712" calcext:value-type="float">
            <text:p>2.056712</text:p>
          </table:table-cell>
          <table:table-cell office:value-type="float" office:value="2.473634" calcext:value-type="float">
            <text:p>2.473634</text:p>
          </table:table-cell>
          <table:table-cell office:value-type="float" office:value="4.064267" calcext:value-type="float">
            <text:p>4.064267</text:p>
          </table:table-cell>
          <table:table-cell office:value-type="float" office:value="4.873459" calcext:value-type="float">
            <text:p>4.873459</text:p>
          </table:table-cell>
          <table:table-cell office:value-type="float" office:value="8.131222" calcext:value-type="float">
            <text:p>8.131222</text:p>
          </table:table-cell>
          <table:table-cell office:value-type="float" office:value="9.61458" calcext:value-type="float">
            <text:p>9.61458</text:p>
          </table:table-cell>
        </table:table-row>
        <table:table-row table:style-name="ro1">
          <table:table-cell office:value-type="string" calcext:value-type="string">
            <text:p>32 cores (8 ranks / 4 threads)</text:p>
          </table:table-cell>
          <table:table-cell office:value-type="string" calcext:value-type="string">
            <text:p>-</text:p>
          </table:table-cell>
          <table:table-cell office:value-type="float" office:value="1.078665" calcext:value-type="float">
            <text:p>1.078665</text:p>
          </table:table-cell>
          <table:table-cell office:value-type="float" office:value="1.277324" calcext:value-type="float">
            <text:p>1.277324</text:p>
          </table:table-cell>
          <table:table-cell office:value-type="float" office:value="2.075205" calcext:value-type="float">
            <text:p>2.075205</text:p>
          </table:table-cell>
          <table:table-cell office:value-type="float" office:value="2.464699" calcext:value-type="float">
            <text:p>2.464699</text:p>
          </table:table-cell>
          <table:table-cell office:value-type="float" office:value="4.071212" calcext:value-type="float">
            <text:p>4.071212</text:p>
          </table:table-cell>
          <table:table-cell office:value-type="float" office:value="4.874477" calcext:value-type="float">
            <text:p>4.874477</text:p>
          </table:table-cell>
        </table:table-row>
        <table:table-row table:style-name="ro1">
          <table:table-cell office:value-type="string" calcext:value-type="string">
            <text:p>56 cores (14 ranks / 4 threads)</text:p>
          </table:table-cell>
          <table:table-cell office:value-type="string" calcext:value-type="string">
            <text:p>-</text:p>
          </table:table-cell>
          <table:table-cell office:value-type="float" office:value="0.865419" calcext:value-type="float">
            <text:p>0.865419</text:p>
          </table:table-cell>
          <table:table-cell office:value-type="float" office:value="1.127784" calcext:value-type="float">
            <text:p>1.127784</text:p>
          </table:table-cell>
          <table:table-cell office:value-type="float" office:value="1.668621" calcext:value-type="float">
            <text:p>1.668621</text:p>
          </table:table-cell>
          <table:table-cell office:value-type="float" office:value="2.280719" calcext:value-type="float">
            <text:p>2.280719</text:p>
          </table:table-cell>
          <table:table-cell office:value-type="float" office:value="3.200653" calcext:value-type="float">
            <text:p>3.200653</text:p>
          </table:table-cell>
          <table:table-cell office:value-type="float" office:value="4.141544" calcext:value-type="float">
            <text:p>4.141544</text:p>
          </table:table-cell>
        </table:table-row>
        <table:table-row table:style-name="ro1">
          <table:table-cell office:value-type="string" calcext:value-type="string">
            <text:p>112 cores (28 ranks / 4 threads)</text:p>
          </table:table-cell>
          <table:table-cell office:value-type="string" calcext:value-type="string">
            <text:p>-</text:p>
          </table:table-cell>
          <table:table-cell office:value-type="float" office:value="0.48292" calcext:value-type="float">
            <text:p>0.48292</text:p>
          </table:table-cell>
          <table:table-cell office:value-type="float" office:value="0.617637" calcext:value-type="float">
            <text:p>0.617637</text:p>
          </table:table-cell>
          <table:table-cell office:value-type="float" office:value="0.870505" calcext:value-type="float">
            <text:p>0.870505</text:p>
          </table:table-cell>
          <table:table-cell office:value-type="float" office:value="1.144015" calcext:value-type="float">
            <text:p>1.144015</text:p>
          </table:table-cell>
          <table:table-cell office:value-type="float" office:value="1.639438" calcext:value-type="float">
            <text:p>1.639438</text:p>
          </table:table-cell>
          <table:table-cell office:value-type="float" office:value="2.272014" calcext:value-type="float">
            <text:p>2.272014</text:p>
          </table:table-cell>
        </table:table-row>
        <table:table-row table:style-name="ro1">
          <table:table-cell office:value-type="string" calcext:value-type="string">
            <text:p>224 cores (56 ranks / 4 threads)</text:p>
          </table:table-cell>
          <table:table-cell office:value-type="string" calcext:value-type="string">
            <text:p>-</text:p>
          </table:table-cell>
          <table:table-cell office:value-type="float" office:value="0.293568" calcext:value-type="float">
            <text:p>0.293568</text:p>
          </table:table-cell>
          <table:table-cell office:value-type="float" office:value="0.370999" calcext:value-type="float">
            <text:p>0.370999</text:p>
          </table:table-cell>
          <table:table-cell office:value-type="float" office:value="0.514456" calcext:value-type="float">
            <text:p>0.514456</text:p>
          </table:table-cell>
          <table:table-cell office:value-type="float" office:value="0.634839" calcext:value-type="float">
            <text:p>0.634839</text:p>
          </table:table-cell>
          <table:table-cell office:value-type="float" office:value="0.912367" calcext:value-type="float">
            <text:p>0.912367</text:p>
          </table:table-cell>
          <table:table-cell office:value-type="float" office:value="1.167555" calcext:value-type="float">
            <text:p>1.167555</text:p>
          </table:table-cell>
        </table:table-row>
        <table:table-row table:style-name="ro1">
          <table:table-cell office:value-type="string" calcext:value-type="string">
            <text:p>448 cores (112 ranks / 4 threads)</text:p>
          </table:table-cell>
          <table:table-cell office:value-type="string" calcext:value-type="string">
            <text:p>-</text:p>
          </table:table-cell>
          <table:table-cell office:value-type="float" office:value="0.174875" calcext:value-type="float">
            <text:p>0.174875</text:p>
          </table:table-cell>
          <table:table-cell office:value-type="float" office:value="0.270206" calcext:value-type="float">
            <text:p>0.270206</text:p>
          </table:table-cell>
          <table:table-cell office:value-type="float" office:value="0.307432" calcext:value-type="float">
            <text:p>0.307432</text:p>
          </table:table-cell>
          <table:table-cell office:value-type="float" office:value="0.429739" calcext:value-type="float">
            <text:p>0.429739</text:p>
          </table:table-cell>
          <table:table-cell office:value-type="float" office:value="0.520899" calcext:value-type="float">
            <text:p>0.520899</text:p>
          </table:table-cell>
          <table:table-cell office:value-type="float" office:value="0.700534" calcext:value-type="float">
            <text:p>0.700534</text:p>
          </table:table-cell>
        </table:table-row>
        <table:table-row table:style-name="ro1">
          <table:table-cell office:value-type="string" calcext:value-type="string">
            <text:p>896 cores (224 ranks / 4 threads)</text:p>
          </table:table-cell>
          <table:table-cell office:value-type="string" calcext:value-type="string">
            <text:p>-</text:p>
          </table:table-cell>
          <table:table-cell office:value-type="float" office:value="0.226223" calcext:value-type="float">
            <text:p>0.226223</text:p>
          </table:table-cell>
          <table:table-cell office:value-type="float" office:value="0.212043" calcext:value-type="float">
            <text:p>0.212043</text:p>
          </table:table-cell>
          <table:table-cell office:value-type="float" office:value="0.203144" calcext:value-type="float">
            <text:p>0.203144</text:p>
          </table:table-cell>
          <table:table-cell office:value-type="float" office:value="0.307794" calcext:value-type="float">
            <text:p>0.307794</text:p>
          </table:table-cell>
          <table:table-cell office:value-type="float" office:value="0.345065" calcext:value-type="float">
            <text:p>0.345065</text:p>
          </table:table-cell>
          <table:table-cell office:value-type="float" office:value="0.507355" calcext:value-type="float">
            <text:p>0.507355</text:p>
          </table:table-cell>
        </table:table-row>
        <table:table-row table:style-name="ro1">
          <table:table-cell office:value-type="string" calcext:value-type="string">
            <text:p>1792 cores (448 ranks / 4 threads)</text:p>
          </table:table-cell>
          <table:table-cell office:value-type="string" calcext:value-type="string">
            <text:p>-</text:p>
          </table:table-cell>
          <table:table-cell office:value-type="float" office:value="0.165359" calcext:value-type="float">
            <text:p>0.165359</text:p>
          </table:table-cell>
          <table:table-cell office:value-type="float" office:value="0.229989" calcext:value-type="float">
            <text:p>0.229989</text:p>
          </table:table-cell>
          <table:table-cell office:value-type="float" office:value="0.212356" calcext:value-type="float">
            <text:p>0.212356</text:p>
          </table:table-cell>
          <table:table-cell office:value-type="float" office:value="0.282358" calcext:value-type="float">
            <text:p>0.282358</text:p>
          </table:table-cell>
          <table:table-cell office:value-type="float" office:value="0.260008" calcext:value-type="float">
            <text:p>0.260008</text:p>
          </table:table-cell>
          <table:table-cell office:value-type="float" office:value="0.345465" calcext:value-type="float">
            <text:p>0.345465</text:p>
          </table:table-cell>
        </table:table-row>
        <table:table-row table:style-name="ro1">
          <table:table-cell office:value-type="string" calcext:value-type="string">
            <text:p>3584 cores (896 ranks / 4 threads)</text:p>
          </table:table-cell>
          <table:table-cell office:value-type="string" calcext:value-type="string">
            <text:p>-</text:p>
          </table:table-cell>
          <table:table-cell office:value-type="float" office:value="0.209418" calcext:value-type="float">
            <text:p>0.209418</text:p>
          </table:table-cell>
          <table:table-cell office:value-type="float" office:value="0.328972" calcext:value-type="float">
            <text:p>0.328972</text:p>
          </table:table-cell>
          <table:table-cell office:value-type="float" office:value="0.17737" calcext:value-type="float">
            <text:p>0.17737</text:p>
          </table:table-cell>
          <table:table-cell office:value-type="float" office:value="0.32094" calcext:value-type="float">
            <text:p>0.32094</text:p>
          </table:table-cell>
          <table:table-cell office:value-type="float" office:value="0.308976" calcext:value-type="float">
            <text:p>0.308976</text:p>
          </table:table-cell>
          <table:table-cell office:value-type="float" office:value="0.349887" calcext:value-type="float">
            <text:p>0.349887</text:p>
          </table:table-cell>
        </table:table-row>
        <table:table-row table:style-name="ro1">
          <table:table-cell office:value-type="string" calcext:value-type="string">
            <text:p>14 cores (1 ranks / 14 threads)</text:p>
          </table:table-cell>
          <table:table-cell office:value-type="float" office:value="47.566449" calcext:value-type="float">
            <text:p>47.566449</text:p>
          </table:table-cell>
          <table:table-cell office:value-type="float" office:value="7.146551" calcext:value-type="float">
            <text:p>7.146551</text:p>
          </table:table-cell>
          <table:table-cell office:value-type="float" office:value="5.042185" calcext:value-type="float">
            <text:p>5.042185</text:p>
          </table:table-cell>
          <table:table-cell office:value-type="float" office:value="14.046126" calcext:value-type="float">
            <text:p>14.046126</text:p>
          </table:table-cell>
          <table:table-cell office:value-type="float" office:value="10.022877" calcext:value-type="float">
            <text:p>10.022877</text:p>
          </table:table-cell>
          <table:table-cell office:value-type="float" office:value="28.141872" calcext:value-type="float">
            <text:p>28.141872</text:p>
          </table:table-cell>
          <table:table-cell office:value-type="float" office:value="19.752491" calcext:value-type="float">
            <text:p>19.752491</text:p>
          </table:table-cell>
        </table:table-row>
        <table:table-row table:style-name="ro1">
          <table:table-cell office:value-type="string" calcext:value-type="string">
            <text:p>28 cores (2 ranks / 14 threads)</text:p>
          </table:table-cell>
          <table:table-cell office:value-type="string" calcext:value-type="string">
            <text:p>-</text:p>
          </table:table-cell>
          <table:table-cell office:value-type="float" office:value="2.755767" calcext:value-type="float">
            <text:p>2.755767</text:p>
          </table:table-cell>
          <table:table-cell office:value-type="float" office:value="2.906514" calcext:value-type="float">
            <text:p>2.906514</text:p>
          </table:table-cell>
          <table:table-cell office:value-type="float" office:value="5.480535" calcext:value-type="float">
            <text:p>5.480535</text:p>
          </table:table-cell>
          <table:table-cell office:value-type="float" office:value="5.630035" calcext:value-type="float">
            <text:p>5.630035</text:p>
          </table:table-cell>
          <table:table-cell office:value-type="float" office:value="10.82181" calcext:value-type="float">
            <text:p>10.82181</text:p>
          </table:table-cell>
          <table:table-cell office:value-type="float" office:value="11.077211" calcext:value-type="float">
            <text:p>11.077211</text:p>
          </table:table-cell>
        </table:table-row>
        <table:table-row table:style-name="ro1">
          <table:table-cell office:value-type="string" calcext:value-type="string">
            <text:p>56 cores (4 ranks / 14 threads)</text:p>
          </table:table-cell>
          <table:table-cell office:value-type="string" calcext:value-type="string">
            <text:p>-</text:p>
          </table:table-cell>
          <table:table-cell office:value-type="float" office:value="1.360233" calcext:value-type="float">
            <text:p>1.360233</text:p>
          </table:table-cell>
          <table:table-cell office:value-type="float" office:value="1.335144" calcext:value-type="float">
            <text:p>1.335144</text:p>
          </table:table-cell>
          <table:table-cell office:value-type="float" office:value="2.752658" calcext:value-type="float">
            <text:p>2.752658</text:p>
          </table:table-cell>
          <table:table-cell office:value-type="float" office:value="2.549752" calcext:value-type="float">
            <text:p>2.549752</text:p>
          </table:table-cell>
          <table:table-cell office:value-type="float" office:value="5.503757" calcext:value-type="float">
            <text:p>5.503757</text:p>
          </table:table-cell>
          <table:table-cell office:value-type="float" office:value="5.084029" calcext:value-type="float">
            <text:p>5.084029</text:p>
          </table:table-cell>
        </table:table-row>
        <table:table-row table:style-name="ro1">
          <table:table-cell office:value-type="string" calcext:value-type="string">
            <text:p>112 cores (8 ranks / 14 threads)</text:p>
          </table:table-cell>
          <table:table-cell office:value-type="string" calcext:value-type="string">
            <text:p>-</text:p>
          </table:table-cell>
          <table:table-cell office:value-type="float" office:value="0.802704" calcext:value-type="float">
            <text:p>0.802704</text:p>
          </table:table-cell>
          <table:table-cell office:value-type="float" office:value="0.738476" calcext:value-type="float">
            <text:p>0.738476</text:p>
          </table:table-cell>
          <table:table-cell office:value-type="float" office:value="1.469415" calcext:value-type="float">
            <text:p>1.469415</text:p>
          </table:table-cell>
          <table:table-cell office:value-type="float" office:value="1.348962" calcext:value-type="float">
            <text:p>1.348962</text:p>
          </table:table-cell>
          <table:table-cell office:value-type="float" office:value="2.874092" calcext:value-type="float">
            <text:p>2.874092</text:p>
          </table:table-cell>
          <table:table-cell office:value-type="float" office:value="2.613002" calcext:value-type="float">
            <text:p>2.613002</text:p>
          </table:table-cell>
        </table:table-row>
        <table:table-row table:style-name="ro1">
          <table:table-cell office:value-type="string" calcext:value-type="string">
            <text:p>196 cores (14 ranks / 14 threads)</text:p>
          </table:table-cell>
          <table:table-cell office:value-type="string" calcext:value-type="string">
            <text:p>-</text:p>
          </table:table-cell>
          <table:table-cell office:value-type="float" office:value="0.479168" calcext:value-type="float">
            <text:p>0.479168</text:p>
          </table:table-cell>
          <table:table-cell office:value-type="float" office:value="0.479501" calcext:value-type="float">
            <text:p>0.479501</text:p>
          </table:table-cell>
          <table:table-cell office:value-type="float" office:value="0.83815" calcext:value-type="float">
            <text:p>0.83815</text:p>
          </table:table-cell>
          <table:table-cell office:value-type="float" office:value="0.822915" calcext:value-type="float">
            <text:p>0.822915</text:p>
          </table:table-cell>
          <table:table-cell office:value-type="float" office:value="1.722227" calcext:value-type="float">
            <text:p>1.722227</text:p>
          </table:table-cell>
          <table:table-cell office:value-type="float" office:value="1.497306" calcext:value-type="float">
            <text:p>1.497306</text:p>
          </table:table-cell>
        </table:table-row>
        <table:table-row table:style-name="ro1">
          <table:table-cell office:value-type="string" calcext:value-type="string">
            <text:p>392 cores (28 ranks / 14 threads)</text:p>
          </table:table-cell>
          <table:table-cell office:value-type="string" calcext:value-type="string">
            <text:p>-</text:p>
          </table:table-cell>
          <table:table-cell office:value-type="float" office:value="0.311703" calcext:value-type="float">
            <text:p>0.311703</text:p>
          </table:table-cell>
          <table:table-cell office:value-type="float" office:value="0.317425" calcext:value-type="float">
            <text:p>0.317425</text:p>
          </table:table-cell>
          <table:table-cell office:value-type="float" office:value="0.494252" calcext:value-type="float">
            <text:p>0.494252</text:p>
          </table:table-cell>
          <table:table-cell office:value-type="float" office:value="0.488533" calcext:value-type="float">
            <text:p>0.488533</text:p>
          </table:table-cell>
          <table:table-cell office:value-type="float" office:value="0.886863" calcext:value-type="float">
            <text:p>0.886863</text:p>
          </table:table-cell>
          <table:table-cell office:value-type="float" office:value="0.83856" calcext:value-type="float">
            <text:p>0.83856</text:p>
          </table:table-cell>
        </table:table-row>
        <table:table-row table:style-name="ro1">
          <table:table-cell office:value-type="string" calcext:value-type="string">
            <text:p>784 cores (56 ranks / 14 threads)</text:p>
          </table:table-cell>
          <table:table-cell office:value-type="string" calcext:value-type="string">
            <text:p>-</text:p>
          </table:table-cell>
          <table:table-cell office:value-type="float" office:value="0.223757" calcext:value-type="float">
            <text:p>0.223757</text:p>
          </table:table-cell>
          <table:table-cell office:value-type="float" office:value="0.26954" calcext:value-type="float">
            <text:p>0.26954</text:p>
          </table:table-cell>
          <table:table-cell office:value-type="float" office:value="0.278803" calcext:value-type="float">
            <text:p>0.278803</text:p>
          </table:table-cell>
          <table:table-cell office:value-type="float" office:value="0.341447" calcext:value-type="float">
            <text:p>0.341447</text:p>
          </table:table-cell>
          <table:table-cell office:value-type="float" office:value="0.520245" calcext:value-type="float">
            <text:p>0.520245</text:p>
          </table:table-cell>
          <table:table-cell office:value-type="float" office:value="0.515786" calcext:value-type="float">
            <text:p>0.515786</text:p>
          </table:table-cell>
        </table:table-row>
        <table:table-row table:style-name="ro1">
          <table:table-cell office:value-type="string" calcext:value-type="string">
            <text:p>1568 cores (112 ranks / 14 threads)</text:p>
          </table:table-cell>
          <table:table-cell office:value-type="string" calcext:value-type="string">
            <text:p>-</text:p>
          </table:table-cell>
          <table:table-cell office:value-type="float" office:value="0.140098" calcext:value-type="float">
            <text:p>0.140098</text:p>
          </table:table-cell>
          <table:table-cell office:value-type="float" office:value="0.201649" calcext:value-type="float">
            <text:p>0.201649</text:p>
          </table:table-cell>
          <table:table-cell office:value-type="float" office:value="0.225214" calcext:value-type="float">
            <text:p>0.225214</text:p>
          </table:table-cell>
          <table:table-cell office:value-type="float" office:value="0.255823" calcext:value-type="float">
            <text:p>0.255823</text:p>
          </table:table-cell>
          <table:table-cell office:value-type="float" office:value="0.355949" calcext:value-type="float">
            <text:p>0.355949</text:p>
          </table:table-cell>
          <table:table-cell office:value-type="float" office:value="0.355379" calcext:value-type="float">
            <text:p>0.355379</text:p>
          </table:table-cell>
        </table:table-row>
        <table:table-row table:style-name="ro1">
          <table:table-cell office:value-type="string" calcext:value-type="string">
            <text:p>3136 cores (224 ranks / 14 threads)</text:p>
          </table:table-cell>
          <table:table-cell office:value-type="string" calcext:value-type="string">
            <text:p>-</text:p>
          </table:table-cell>
          <table:table-cell office:value-type="float" office:value="0.235544" calcext:value-type="float">
            <text:p>0.235544</text:p>
          </table:table-cell>
          <table:table-cell office:value-type="float" office:value="0.253243" calcext:value-type="float">
            <text:p>0.253243</text:p>
          </table:table-cell>
          <table:table-cell office:value-type="float" office:value="0.21563" calcext:value-type="float">
            <text:p>0.21563</text:p>
          </table:table-cell>
          <table:table-cell office:value-type="float" office:value="0.265172" calcext:value-type="float">
            <text:p>0.265172</text:p>
          </table:table-cell>
          <table:table-cell office:value-type="float" office:value="0.301403" calcext:value-type="float">
            <text:p>0.301403</text:p>
          </table:table-cell>
          <table:table-cell office:value-type="float" office:value="0.38533" calcext:value-type="float">
            <text:p>0.38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1" meta:object-count="0"/>
    <meta:generator>LibreOffice/5.0.3.2$Linux_X86_64 LibreOffice_project/e5f16313668ac592c1bfb310f4390624e3dbfb75</meta:generator>
  </office:meta>
</office:document-meta>
</file>